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44in"/>
    </style:style>
    <style:style style:name="co2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0.8673in"/>
    </style:style>
    <style:style style:name="co4" style:family="table-column">
      <style:table-column-properties fo:break-before="auto" style:column-width="0.6598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>
            <text:p>Full File Name</text:p>
          </table:table-cell>
          <table:table-cell table:style-name="ce1" office:value-type="string">
            <text:p>Class Name</text:p>
          </table:table-cell>
          <table:table-cell table:style-name="ce1" office:value-type="string">
            <text:p>Param1</text:p>
          </table:table-cell>
          <table:table-cell table:style-name="ce1" office:value-type="string">
            <text:p>Param2</text:p>
          </table:table-cell>
          <table:table-cell table:style-name="ce1" office:value-type="string">
            <text:p>Param3</text:p>
          </table:table-cell>
          <table:table-cell table:number-columns-repeated="1019"/>
        </table:table-row>
        <table:table-row table:style-name="ro1">
          <table:table-cell office:value-type="string">
            <text:p>beach.dac</text:p>
          </table:table-cell>
          <table:table-cell office:value-type="string">
            <text:p>DSBea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1">
          <table:table-cell office:value-type="string">
            <text:p>carnaval.dac</text:p>
          </table:table-cell>
          <table:table-cell office:value-type="string">
            <text:p>DSCarnava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>
          <table:table-cell office:value-type="string">
            <text:p>field_sample.dac</text:p>
          </table:table-cell>
          <table:table-cell office:value-type="string">
            <text:p>DSFiel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1019"/>
        </table:table-row>
        <table:table-row table:style-name="ro1">
          <table:table-cell office:value-type="string">
            <text:p>ham.dac</text:p>
          </table:table-cell>
          <table:table-cell office:value-type="string">
            <text:p>DSHa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4">03/04/2025</text:date>, <text:time>20:1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04T20:16:18</dc:date>
    <dc:creator>Justin Bosma</dc:creator>
    <meta:document-statistic meta:table-count="1" meta:cell-count="25" meta:object-count="0"/>
    <meta:generator>OpenOffice/4.1.15$Unix OpenOffice.org_project/4115m2$Build-9813</meta:generator>
  </office:meta>
</office:document-meta>
</file>